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Heading_20_1">
      <style:paragraph-properties fo:line-height="100%"/>
      <style:text-properties fo:font-size="24pt" officeooo:rsid="0017e4c0" officeooo:paragraph-rsid="0017e4c0" style:font-size-asian="24pt" style:font-size-complex="24pt"/>
    </style:style>
    <style:style style:name="P2" style:family="paragraph" style:parent-style-name="Heading_20_3">
      <style:paragraph-properties fo:line-height="100%"/>
      <style:text-properties fo:color="#bf0041" loext:opacity="100%" fo:font-size="15pt" officeooo:rsid="0017e4c0" officeooo:paragraph-rsid="0017e4c0" style:font-size-asian="13.1000003814697pt" style:font-size-complex="15pt"/>
    </style:style>
    <style:style style:name="P3" style:family="paragraph" style:parent-style-name="Text_20_body">
      <style:paragraph-properties fo:line-height="100%"/>
      <style:text-properties fo:color="#000000" loext:opacity="100%" fo:font-size="13pt" officeooo:rsid="0017e4c0" officeooo:paragraph-rsid="0017e4c0" style:font-size-asian="11.3500003814697pt" style:font-size-complex="13pt"/>
    </style:style>
    <style:style style:name="P4" style:family="paragraph" style:parent-style-name="Text_20_body">
      <style:paragraph-properties fo:line-height="100%"/>
      <style:text-properties officeooo:paragraph-rsid="0017e4c0"/>
    </style:style>
    <style:style style:name="P5" style:family="paragraph" style:parent-style-name="Horizontal_20_Line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5pt" fo:font-weight="bold" officeooo:rsid="0018a5cf" officeooo:paragraph-rsid="0018a5cf" style:font-size-asian="13.1000003814697pt" style:font-weight-asian="bold" style:font-size-complex="15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fo:font-size="13pt" fo:font-weight="normal" officeooo:rsid="0018a5cf" officeooo:paragraph-rsid="0018a5cf" style:font-size-asian="11.3500003814697pt" style:font-weight-asian="normal" style:font-size-complex="13pt" style:font-weight-complex="normal"/>
    </style:style>
    <style:style style:name="P8" style:family="paragraph" style:parent-style-name="Text_20_body">
      <style:paragraph-properties fo:line-height="100%" fo:text-align="start" style:justify-single-word="false"/>
      <style:text-properties fo:font-size="11pt" fo:font-weight="normal" officeooo:rsid="0018a5cf" officeooo:paragraph-rsid="0018a5c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Yu Gothic UI" fo:font-size="13pt" fo:font-weight="bold" officeooo:rsid="0018c6e4" officeooo:paragraph-rsid="0018c6e4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erif" fo:font-size="11pt" fo:font-weight="normal" officeooo:rsid="0018c6e4" officeooo:paragraph-rsid="0018c6e4" style:font-size-asian="9.60000038146973pt" style:font-weight-asian="normal" style:font-size-complex="11pt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erif" fo:font-size="11pt" fo:font-weight="normal" officeooo:rsid="001a4ff3" officeooo:paragraph-rsid="001a4ff3" style:font-size-asian="9.60000038146973pt" style:font-weight-asian="normal" style:font-size-complex="11pt" style:font-weight-complex="normal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5pt" fo:font-weight="bold" officeooo:rsid="001a4ff3" officeooo:paragraph-rsid="001a4ff3" style:font-size-asian="13.1000003814697pt" style:font-weight-asian="bold" style:font-size-complex="15pt" style:font-weight-complex="bold"/>
    </style:style>
    <style:style style:name="P13" style:family="paragraph" style:parent-style-name="Text_20_body">
      <style:paragraph-properties fo:margin-top="0.101cm" fo:margin-bottom="0.347cm" style:contextual-spacing="false" fo:line-height="100%" fo:text-align="start" style:justify-single-word="false"/>
      <style:text-properties officeooo:paragraph-rsid="001a4ff3"/>
    </style:style>
    <style:style style:name="P14" style:family="paragraph" style:parent-style-name="Text_20_body">
      <style:paragraph-properties fo:margin-top="0.101cm" fo:margin-bottom="0.347cm" style:contextual-spacing="false" fo:line-height="100%" fo:text-align="start" style:justify-single-word="false"/>
      <style:text-properties officeooo:paragraph-rsid="001ad329"/>
    </style:style>
    <style:style style:name="T1" style:family="text">
      <style:text-properties style:text-underline-style="none"/>
    </style:style>
    <style:style style:name="T2" style:family="text">
      <style:text-properties officeooo:rsid="0017e4c0"/>
    </style:style>
    <style:style style:name="T3" style:family="text">
      <style:text-properties style:font-name="Yu Gothic UI" fo:font-weight="bold" style:font-size-asian="13pt" style:font-weight-asian="bold" style:font-weight-complex="bold"/>
    </style:style>
    <style:style style:name="T4" style:family="text">
      <style:text-properties style:font-size-asian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8c6e4"/>
    </style:style>
    <style:style style:name="T7" style:family="text">
      <style:text-properties style:font-name="Yu Gothic UI" fo:font-size="13pt" fo:font-weight="bold" officeooo:rsid="001a4ff3" style:font-size-asian="13pt" style:font-weight-asian="bold" style:font-size-complex="13pt" style:font-weight-complex="bold"/>
    </style:style>
    <style:style style:name="T8" style:family="text">
      <style:text-properties style:font-name="Liberation Serif" fo:font-size="13pt" fo:font-weight="normal" officeooo:rsid="001a4ff3" style:font-size-asian="13pt" style:font-weight-asian="normal" style:font-size-complex="13pt" style:font-weight-complex="normal"/>
    </style:style>
    <style:style style:name="T9" style:family="text">
      <style:text-properties style:font-name="Yu Gothic UI" fo:font-weight="bold" officeooo:rsid="001ad329" style:font-weight-asian="bold" style:font-weight-complex="bold"/>
    </style:style>
    <style:style style:name="T10" style:family="text">
      <style:text-properties officeooo:rsid="001ad329"/>
    </style:style>
    <style:style style:name="T11" style:family="text">
      <style:text-properties style:font-name="Yu Gothic UI" officeooo:rsid="001ad329"/>
    </style:style>
    <style:style style:name="T12" style:family="text">
      <style:text-properties style:font-name="Liberation Serif" officeooo:rsid="001ad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Yuvraj Kumpavat</text:h>
      <text:h text:style-name="P2" text:outline-level="3">Gameplay Programmer / Software Developer</text:h>
      <text:p text:style-name="P3">Mobile: +44 7867068212 / +91 8805965598</text:p>
      <text:p text:style-name="P3">Email: <text:a xlink:type="simple" xlink:href="mailto:syuvraj.2021@gmail.com" text:style-name="Internet_20_link" text:visited-style-name="Visited_20_Internet_20_Link"><text:span text:style-name="T1">syuvraj.2021@gmail.com</text:span></text:a></text:p>
      <text:p text:style-name="P3">LinkedIn: <text:a xlink:type="simple" xlink:href="http://www.linkedin.com/in/yuvraj-kumpavat" text:style-name="Internet_20_link" text:visited-style-name="Visited_20_Internet_20_Link">Yuvraj Kumpavat</text:a></text:p>
      <text:p text:style-name="P4"><text:span text:style-name="T2">Portfolio: </text:span><text:a xlink:type="simple" xlink:href="https://euphorus.github.io/portfolio/" text:style-name="Internet_20_link" text:visited-style-name="Visited_20_Internet_20_Link"><text:span text:style-name="T2">euphorus.github.io</text:span></text:a> <text:s/><text:span text:style-name="T2">| <text:s/>GitHub: </text:span><text:a xlink:type="simple" xlink:href="http://www.github.com/Euphorus" text:style-name="Internet_20_link" text:visited-style-name="Visited_20_Internet_20_Link"><text:span text:style-name="T2">www.github.com/Euphorus</text:span></text:a></text:p>
      <text:p text:style-name="P5"/>
      <text:p text:style-name="P6">EDUCATION</text:p>
      <text:p text:style-name="P7"><text:span text:style-name="T3">BSc COMPUTER GAMES DESIGN AND PROGRAMMING (HONs)</text:span><text:span text:style-name="T4"> </text:span><text:s text:c="36"/><text:span text:style-name="T5">University of Staffordshire</text:span></text:p>
      <text:p text:style-name="P8">Studying the fundamentals of games design principles and development. Creating prototypes in Unity and Unreal engine. Developing vehicle handling design framework, enemy AI behaviours and pathfinding, and UI mockups.</text:p>
      <text:p text:style-name="P5"/>
      <text:p text:style-name="P6">E<text:span text:style-name="T6">MPLOYMENT</text:span></text:p>
      <text:p text:style-name="P9">Lead Gameplay Programmer | Feb 2025 – April 2025 <text:s text:c="5"/>University of Staffordshire</text:p>
      <text:p text:style-name="P10">Developed a local co-op puzzle platformer and successfully delivered within time constraints. Led a team and coordinated juniors from programming department to deliver features aligned with individual skill sets. Participated in cross-functional meetings with leads from other departments and supervisors to ensure project milestones.</text:p>
      <text:p text:style-name="P10"/>
      <text:p text:style-name="P9">Junior Programmer | Sept 2025 – PRESENT <text:s text:c="30"/>Prismatic Interactive</text:p>
      <text:p text:style-name="P11">Currently writing shaders, in-game AI debugging tool and UI for an upcoming game. Collaborating with a team of writers, artists and designers to create and implement gameplay mechanics.</text:p>
      <text:p text:style-name="Horizontal_20_Line"/>
      <text:p text:style-name="P12">PROJECTS</text:p>
      <text:p text:style-name="P13"><text:a xlink:type="simple" xlink:href="https://youtu.be/_QO-it6wOjI?si=IWIJ4US4YHOhxZQ-" text:style-name="Internet_20_link" text:visited-style-name="Visited_20_Internet_20_Link"><text:span text:style-name="T7">UNREAL VEHICLE HANDLING DESIGN</text:span></text:a><text:span text:style-name="T7"> <text:s text:c="2"/></text:span><text:span text:style-name="T8">Worked as a developer and researcher to create a framework for vehicle handling design to understand the physics and mathematical foundations in racing games. </text:span></text:p>
      <text:p text:style-name="P14"><text:a xlink:type="simple" xlink:href="https://asgs.itch.io/twin-flames" text:style-name="Internet_20_link" text:visited-style-name="Visited_20_Internet_20_Link"><text:span text:style-name="T9">TWIN FLAMES</text:span></text:a><text:span text:style-name="T9"> <text:s text:c="2"/></text:span><text:span text:style-name="T10">Worked as a lead gameplay programmer for developing a local co-op puzzle platformer. Implemented various gameplay mechanics, animation blueprints and checkpoint system.</text:span></text:p>
      <text:p text:style-name="P14"><text:a xlink:type="simple" xlink:href="https://github.com/Euphorus/TypeVim" text:style-name="Internet_20_link" text:visited-style-name="Visited_20_Internet_20_Link"><text:span text:style-name="T9">TYPE-VIM</text:span></text:a><text:span text:style-name="T11"> <text:s text:c="2"/></text:span><text:span text:style-name="T12">Developed a spin-off version of the most infamous text editor Vim (Vi) to understand low-level programming in Linux. Programmed in C and currently supports .c, .cpp and .h fil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3T20:07:29.409155300</meta:creation-date>
    <dc:date>2026-04-03T21:21:13.707605700</dc:date>
    <meta:editing-duration>PT7M18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8" meta:word-count="238" meta:character-count="1822" meta:non-whitespace-character-count="1520"/>
  </office:meta>
</office:document-meta>
</file>